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800000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</office:automatic-styles>
  <office:body>
    <office:spreadsheet>
      <table:table table:name="5x3" table:style-name="ta1">
        <table:table-column table:style-name="co1" table:number-columns-repeated="1024" table:default-cell-style-name="ce2"/>
        <table:table-row table:style-name="ro1">
          <table:table-cell table:style-name="ce1" office:value-type="string">
            <text:p>x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4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 table:style-name="ce1" office:value-type="string">
            <text:p>x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x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4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4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4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/>
          <table:table-cell table:style-name="ce4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4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  <table:table-cell table:style-name="ce4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3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  <table:table-cell table:style-name="ce4"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3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 table:style-name="ce1" office:value-type="string">
            <text:p>x</text:p>
          </table:table-cell>
          <table:table-cell/>
          <table:table-cell table:style-name="ce4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 table:style-name="ce1"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string">
            <text:p>x</text:p>
          </table:table-cell>
          <table:table-cell/>
          <table:table-cell table:style-name="ce4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  <table:table-cell table:style-name="ce4"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number-columns-repeated="4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1" office:value-type="string">
            <text:p>x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4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number-columns-repeated="5"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  <table:table-cell table:style-name="ce4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3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5"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x</text:p>
          </table:table-cell>
          <table:table-cell/>
          <table:table-cell table:style-name="ce4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x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/>
          <table:table-cell table:style-name="ce4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  <table:table-cell table:style-name="ce4"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3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  <table:table-cell table:style-name="ce4"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style-name="ce4"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4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/>
          <table:table-cell table:style-name="ce4"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number-columns-repeated="5"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 table:style-name="ce1" office:value-type="float" office:value="0">
            <text:p>0</text:p>
          </table:table-cell>
          <table:table-cell/>
          <table:table-cell table:style-name="ce4"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x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5" table:style-name="ce1" office:value-type="float" office:value="0">
            <text:p>0</text:p>
          </table:table-cell>
          <table:table-cell/>
          <table:table-cell table:style-name="ce4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number-columns-repeated="1019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 style:data-style-name="N2" text:time-value="0000-00-00T21:48: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20:16:24</meta:creation-date>
    <dc:date>2013-01-10T06:33:23</dc:date>
    <meta:editing-duration>P1DT23H41M34S</meta:editing-duration>
    <meta:editing-cycles>8</meta:editing-cycles>
    <meta:generator>LibreOffice/3.6$Linux_X86_64 LibreOffice_project/360m1$Build-2</meta:generator>
    <meta:document-statistic meta:table-count="1" meta:cell-count="328" meta:object-count="0"/>
  </office:meta>
</office:document-meta>
</file>